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20pt" fo:font-weight="bold" officeooo:rsid="00219023" officeooo:paragraph-rsid="00219023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Mono" fo:font-size="9pt" fo:font-weight="bold" officeooo:paragraph-rsid="0016bdfc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Liberation Mono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20pt" fo:font-weight="bold" officeooo:rsid="00219023" officeooo:paragraph-rsid="00219023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Liberation Mono" fo:font-size="9pt" fo:font-weight="bold" officeooo:paragraph-rsid="001dd22c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Liberation Mono" fo:font-size="9pt" fo:font-weight="bold" officeooo:paragraph-rsid="001fb75e" style:font-size-asian="9pt" style:font-weight-asian="bold" style:font-size-complex="9pt" style:font-weight-complex="bold"/>
    </style:style>
    <style:style style:name="T1" style:family="text">
      <style:text-properties officeooo:rsid="0016bdfc"/>
    </style:style>
    <style:style style:name="T2" style:family="text">
      <style:text-properties officeooo:rsid="001a93d6"/>
    </style:style>
    <style:style style:name="T3" style:family="text">
      <style:text-properties officeooo:rsid="001c60a7"/>
    </style:style>
    <style:style style:name="T4" style:family="text">
      <style:text-properties officeooo:rsid="0014be71"/>
    </style:style>
    <style:style style:name="T5" style:family="text">
      <style:text-properties officeooo:rsid="002055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VING</text:p>
      <text:p text:style-name="P2">; first row, first column <text:s/>--- 1024</text:p>
      <text:p text:style-name="P2">; <text:span text:style-name="T1">second row, first column --- 106</text:span><text:span text:style-name="T2">4</text:span></text:p>
      <text:p text:style-name="P2">; third row, first column <text:s/>--- 1104</text:p>
      <text:p text:style-name="P2"/>
      <text:p text:style-name="P3">; cl65 -o saving -t c64 -I ~/cc65/include -L ~/cc65/lib -C c64-asm.cfg-MINE saving.s</text:p>
      <text:p text:style-name="P3">; sys49152</text:p>
      <text:p text:style-name="P3"/>
      <text:p text:style-name="P3">; <text:span text:style-name="T3">using screen as memory locations</text:span></text:p>
      <text:p text:style-name="P3"/>
      <text:p text:style-name="P3"><text:s text:c="4"/>; ***** larry; data to be save; <text:span text:style-name="T4">using PETSCII</text:span></text:p>
      <text:p text:style-name="P3"><text:s text:c="4"/>lda #12</text:p>
      <text:p text:style-name="P3"><text:s text:c="4"/>sta 1024</text:p>
      <text:p text:style-name="P3"><text:s text:c="4"/>lda #1</text:p>
      <text:p text:style-name="P3"><text:s text:c="4"/>sta 1025</text:p>
      <text:p text:style-name="P3"><text:s text:c="4"/>lda #18</text:p>
      <text:p text:style-name="P3"><text:s text:c="4"/>sta 1026</text:p>
      <text:p text:style-name="P3"><text:s text:c="4"/>lda #18</text:p>
      <text:p text:style-name="P3"><text:s text:c="4"/>sta 1027</text:p>
      <text:p text:style-name="P3"><text:s text:c="4"/>lda #25</text:p>
      <text:p text:style-name="P3"><text:s text:c="4"/>sta 1028</text:p>
      <text:p text:style-name="P3"/>
      <text:p text:style-name="P3"><text:s text:c="4"/>; ***** ABC; filename; us<text:span text:style-name="T4">ing</text:span> ASCII</text:p>
      <text:p text:style-name="P3"><text:s text:c="4"/>lda #65</text:p>
      <text:p text:style-name="P3"><text:s text:c="4"/>sta 1064</text:p>
      <text:p text:style-name="P3"><text:s text:c="4"/>lda #66</text:p>
      <text:p text:style-name="P3"><text:s text:c="4"/>sta 1065</text:p>
      <text:p text:style-name="P3"><text:s text:c="4"/>lda #67</text:p>
      <text:p text:style-name="P3"><text:s text:c="4"/>sta 1066</text:p>
      <text:p text:style-name="P3"/>
      <text:p text:style-name="P3"><text:s text:c="4"/>; ***** saving</text:p>
      <text:p text:style-name="P3"><text:s text:c="4"/>lda #$01 <text:s text:c="7"/>; logical file number 1</text:p>
      <text:p text:style-name="P3"><text:s text:c="4"/>ldx #$09 <text:s text:c="7"/>; device 9 (disk drive)</text:p>
      <text:p text:style-name="P3"><text:s text:c="4"/>ldy #$02 <text:s text:c="7"/>; secondary address 2</text:p>
      <text:p text:style-name="P3"><text:s text:c="4"/>jsr $ffba <text:s text:c="6"/>; call SETLFS</text:p>
      <text:p text:style-name="P3"/>
      <text:p text:style-name="P3"><text:s text:c="4"/>lda #3 <text:s text:c="9"/>; length of filename</text:p>
      <text:p text:style-name="P3"><text:s text:c="4"/>; 1064 = $0428</text:p>
      <text:p text:style-name="P3"><text:s text:c="4"/>ldx #$28 <text:s text:c="7"/>; low byte of filename address</text:p>
      <text:p text:style-name="P3"><text:s text:c="4"/>ldy #$04 <text:s text:c="7"/>; high byte of filename address</text:p>
      <text:p text:style-name="P3"><text:s text:c="4"/>jsr $ffbd <text:s text:c="6"/>; call SETNAM</text:p>
      <text:p text:style-name="P3"/>
      <text:p text:style-name="P3"><text:s text:c="4"/>; set start and end addresses in zero page for save</text:p>
      <text:p text:style-name="P3"><text:s text:c="4"/>; 1024 = $0400; 1028 = $0404; $0404+1 = $0405</text:p>
      <text:p text:style-name="P3"><text:s text:c="4"/>lda #$00 <text:s text:c="7"/>; &lt;start_addr_low&gt;</text:p>
      <text:p text:style-name="P3"><text:s text:c="4"/>sta $2a</text:p>
      <text:p text:style-name="P3"><text:s text:c="4"/>lda #$04 <text:s text:c="7"/>; &lt;start_addr_high&gt;</text:p>
      <text:p text:style-name="P3"><text:s text:c="4"/>sta $2b</text:p>
      <text:p text:style-name="P3"/>
      <text:p text:style-name="P3"><text:s text:c="4"/>ldx #$05 <text:s text:c="7"/>; &lt;end_addr_low&gt;</text:p>
      <text:p text:style-name="P3"><text:s text:c="4"/>ldy #$04 <text:s text:c="7"/>; &lt;end_addr_high&gt;</text:p>
      <text:p text:style-name="P3"/>
      <text:p text:style-name="P3"><text:s text:c="4"/>lda #$2a</text:p>
      <text:p text:style-name="P3"><text:s text:c="4"/>jsr $ffd8 <text:s text:c="6"/>; call SAVE kernal routine</text:p>
      <text:p text:style-name="P3"/>
      <text:p text:style-name="P3"><text:s text:c="4"/>r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OADING</text:p>
      <text:p text:style-name="P5">; first row, first column <text:s/>--- 1024</text:p>
      <text:p text:style-name="P5">; <text:span text:style-name="T1">second row, first column --- 106</text:span><text:span text:style-name="T2">4</text:span></text:p>
      <text:p text:style-name="P5">; third row, first column <text:s/>--- 1104</text:p>
      <text:p text:style-name="P3"/>
      <text:p text:style-name="P3">; cl65 -o loading -t c64 -I ~/cc65/include -L ~/cc65/lib -C c64-asm.cfg-MINE loading.s</text:p>
      <text:p text:style-name="P3">; sys49152</text:p>
      <text:p text:style-name="P3"/>
      <text:p text:style-name="P3"><text:s text:c="4"/>; ***** ABC; filename; use ASCII</text:p>
      <text:p text:style-name="P3"><text:s text:c="4"/>lda #65</text:p>
      <text:p text:style-name="P3"><text:s text:c="4"/>sta 1024</text:p>
      <text:p text:style-name="P3"><text:s text:c="4"/>lda #66</text:p>
      <text:p text:style-name="P3"><text:s text:c="4"/>sta 1025</text:p>
      <text:p text:style-name="P3"><text:s text:c="4"/>lda #67</text:p>
      <text:p text:style-name="P3"><text:s text:c="4"/>sta 1026</text:p>
      <text:p text:style-name="P3"/>
      <text:p text:style-name="P3"><text:s text:c="4"/>; ***** loading</text:p>
      <text:p text:style-name="P3"><text:s text:c="4"/>lda #$01 <text:s text:c="7"/>; logical file number 1</text:p>
      <text:p text:style-name="P3"><text:s text:c="4"/>ldx #$09 <text:s text:c="7"/>; device 9 (disk drive)</text:p>
      <text:p text:style-name="P3"><text:s text:c="4"/>ldy #$00 <text:s text:c="7"/>; 0: manually define address for memory storage</text:p>
      <text:p text:style-name="P3"><text:s text:c="4"/>jsr $ffba <text:s text:c="6"/>; call SETLFS</text:p>
      <text:p text:style-name="P3"/>
      <text:p text:style-name="P3"><text:s text:c="4"/>lda #3 <text:s text:c="9"/>; length of filename</text:p>
      <text:p text:style-name="P3"><text:s text:c="4"/>; 1024 = $0400</text:p>
      <text:p text:style-name="P3"><text:s text:c="4"/>ldx #$00 <text:s text:c="7"/>; low byte of filename address</text:p>
      <text:p text:style-name="P3"><text:s text:c="4"/>ldy #$04 <text:s text:c="7"/>; high byte of filename address</text:p>
      <text:p text:style-name="P3"><text:s text:c="4"/>jsr $ffbd <text:s text:c="6"/>; call SETNAM</text:p>
      <text:p text:style-name="P3"/>
      <text:p text:style-name="P3"><text:s text:c="4"/>lda #0 <text:s text:c="9"/>; LOAD mode</text:p>
      <text:p text:style-name="P6"><text:s text:c="4"/>; 1104 = $0450 <text:s/>; third row, first column <text:span text:style-name="T5">of the screen</text:span></text:p>
      <text:p text:style-name="P3"><text:s text:c="4"/>ldx #$50</text:p>
      <text:p text:style-name="P3"><text:s text:c="4"/>ldy #$04</text:p>
      <text:p text:style-name="P3"><text:s text:c="4"/>jsr $ffd5 <text:s text:c="6"/>; call LOAD</text:p>
      <text:p text:style-name="P3"/>
      <text:p text:style-name="P3"><text:s text:c="4"/>rts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4T11:15:37.753258295</meta:creation-date>
    <dc:date>2025-08-14T11:27:42.618418427</dc:date>
    <meta:editing-duration>PT12M</meta:editing-duration>
    <meta:editing-cycles>13</meta:editing-cycles>
    <meta:generator>LibreOffice/25.2.5.2$Linux_X86_64 LibreOffice_project/520$Build-2</meta:generator>
    <meta:document-statistic meta:table-count="0" meta:image-count="0" meta:object-count="0" meta:page-count="2" meta:paragraph-count="75" meta:word-count="345" meta:character-count="2082" meta:non-whitespace-character-count="1398"/>
  </office:meta>
</office:document-meta>
</file>